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table:formula="of:=((([.B1]+[.C1]+[.D1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table:formula="of:=((([.B2]+[.C2]+[.D2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5" calcext:value-type="float">
            <text:p>325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table:formula="of:=((([.B3]+[.C3]+[.D3])/3)*100)/325" office:value-type="float" office:value="99.2820512820513" calcext:value-type="float">
            <text:p>99.28205128205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table:formula="of:=((([.B4]+[.C4]+[.D4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table:formula="of:=((([.B5]+[.C5]+[.D5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((([.B6]+[.C6]+[.D6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4" calcext:value-type="float">
            <text:p>314</text:p>
          </table:table-cell>
          <table:table-cell table:number-columns-repeated="2" office:value-type="float" office:value="319" calcext:value-type="float">
            <text:p>319</text:p>
          </table:table-cell>
          <table:table-cell table:formula="of:=((([.B7]+[.C7]+[.D7])/3)*100)/325" office:value-type="float" office:value="97.6410256410256" calcext:value-type="float">
            <text:p>97.64102564102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table:formula="of:=((([.B8]+[.C8]+[.D8])/3)*100)/325" office:value-type="float" office:value="99.2820512820513" calcext:value-type="float">
            <text:p>99.28205128205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table:formula="of:=((([.B9]+[.C9]+[.D9])/3)*100)/325" office:value-type="float" office:value="98.3589743589744" calcext:value-type="float">
            <text:p>98.35897435897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5" calcext:value-type="float">
            <text:p>325</text:p>
          </table:table-cell>
          <table:table-cell office:value-type="float" office:value="314" calcext:value-type="float">
            <text:p>314</text:p>
          </table:table-cell>
          <table:table-cell office:value-type="float" office:value="321" calcext:value-type="float">
            <text:p>321</text:p>
          </table:table-cell>
          <table:table-cell table:formula="of:=((([.B10]+[.C10]+[.D10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table:formula="of:=((([.B11]+[.C11]+[.D11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table:formula="of:=((([.B12]+[.C12]+[.D12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table:formula="of:=((([.B13]+[.C13]+[.D13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1" calcext:value-type="float">
            <text:p>321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formula="of:=((([.B14]+[.C14]+[.D14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((([.B15]+[.C15]+[.D15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2" calcext:value-type="float">
            <text:p>322</text:p>
          </table:table-cell>
          <table:table-cell table:formula="of:=((([.B16]+[.C16]+[.D16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316" calcext:value-type="float">
            <text:p>316</text:p>
          </table:table-cell>
          <table:table-cell table:formula="of:=((([.B17]+[.C17]+[.D17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table:formula="of:=((([.B18]+[.C18]+[.D18])/3)*100)/325" office:value-type="float" office:value="99.4871794871795" calcext:value-type="float">
            <text:p>99.48717948717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table:formula="of:=((([.B19]+[.C19]+[.D19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19" calcext:value-type="float">
            <text:p>319</text:p>
          </table:table-cell>
          <table:table-cell table:formula="of:=((([.B20]+[.C20]+[.D20])/3)*100)/325" office:value-type="float" office:value="98.7692307692308" calcext:value-type="float">
            <text:p>98.76923076923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table:formula="of:=((([.B21]+[.C21]+[.D21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5" calcext:value-type="float">
            <text:p>325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table:formula="of:=((([.B22]+[.C22]+[.D22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320" calcext:value-type="float">
            <text:p>320</text:p>
          </table:table-cell>
          <table:table-cell table:formula="of:=((([.B23]+[.C23]+[.D23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325" calcext:value-type="float">
            <text:p>325</text:p>
          </table:table-cell>
          <table:table-cell table:formula="of:=((([.B24]+[.C24]+[.D24])/3)*100)/325" office:value-type="float" office:value="99.5897435897436" calcext:value-type="float">
            <text:p>99.58974358974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table:formula="of:=((([.B25]+[.C25]+[.D25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25" calcext:value-type="float">
            <text:p>325</text:p>
          </table:table-cell>
          <table:table-cell table:formula="of:=((([.B26]+[.C26]+[.D26])/3)*100)/325" office:value-type="float" office:value="99.3846153846154" calcext:value-type="float">
            <text:p>99.38461538461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formula="of:=((([.B27]+[.C27]+[.D27])/3)*100)/325" office:value-type="float" office:value="98.8717948717949" calcext:value-type="float">
            <text:p>98.87179487179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formula="of:=((([.B28]+[.C28]+[.D28])/3)*100)/325" office:value-type="float" office:value="98.7692307692308" calcext:value-type="float">
            <text:p>98.76923076923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formula="of:=((([.B29]+[.C29]+[.D29])/3)*100)/325" office:value-type="float" office:value="98.7692307692308" calcext:value-type="float">
            <text:p>98.76923076923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1" calcext:value-type="float">
            <text:p>321</text:p>
          </table:table-cell>
          <table:table-cell table:formula="of:=((([.B30]+[.C30]+[.D30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table:formula="of:=((([.B31]+[.C31]+[.D31])/3)*100)/325" office:value-type="float" office:value="98.974358974359" calcext:value-type="float">
            <text:p>98.9743589743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table:formula="of:=((([.B32]+[.C32]+[.D32])/3)*100)/325" office:value-type="float" office:value="98.6666666666667" calcext:value-type="float">
            <text:p>98.6666666666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formula="of:=((([.B33]+[.C33]+[.D33])/3)*100)/325" office:value-type="float" office:value="98.5641025641026" calcext:value-type="float">
            <text:p>98.5641025641026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float" office:value="325" calcext:value-type="float">
            <text:p>325</text:p>
          </table:table-cell>
          <table:table-cell table:style-name="ce1" office:value-type="float" office:value="323" calcext:value-type="float">
            <text:p>323</text:p>
          </table:table-cell>
          <table:table-cell table:style-name="ce1" table:formula="of:=((([.B34]+[.C34]+[.D34])/3)*100)/325" office:value-type="float" office:value="99.7948717948718" calcext:value-type="float">
            <text:p>99.79487179487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table:formula="of:=((([.B35]+[.C35]+[.D35])/3)*100)/325" office:value-type="float" office:value="99.4871794871795" calcext:value-type="float">
            <text:p>99.48717948717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5" calcext:value-type="float">
            <text:p>325</text:p>
          </table:table-cell>
          <table:table-cell table:formula="of:=((([.B36]+[.C36]+[.D36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table:formula="of:=((([.B37]+[.C37]+[.D37])/3)*100)/325" office:value-type="float" office:value="98.4615384615385" calcext:value-type="float">
            <text:p>98.46153846153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table:formula="of:=((([.B38]+[.C38]+[.D38])/3)*100)/325" office:value-type="float" office:value="99.0769230769231" calcext:value-type="float">
            <text:p>99.076923076923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table:formula="of:=((([.B39]+[.C39]+[.D39])/3)*100)/325" office:value-type="float" office:value="99.1794871794872" calcext:value-type="float">
            <text:p>99.17948717948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table:formula="of:=((([.B40]+[.C40]+[.D40])/3)*100)/325" office:value-type="float" office:value="98.2564102564102" calcext:value-type="float">
            <text:p>98.2564102564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8:38:25.287636105</meta:creation-date>
    <dc:date>2020-06-17T18:44:10.902754732</dc:date>
    <meta:editing-duration>PT5M46S</meta:editing-duration>
    <meta:editing-cycles>1</meta:editing-cycles>
    <meta:document-statistic meta:table-count="1" meta:cell-count="200" meta:object-count="0"/>
    <meta:generator>LibreOffice/6.0.7.3$Linux_X86_64 LibreOffice_project/00m0$Build-3</meta:generator>
  </office:meta>
</office:document-meta>
</file>